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5.6854in"/>
    </style:style>
    <style:style style:name="co3" style:family="table-column">
      <style:table-column-properties fo:break-before="auto" style:column-width="2.0835in"/>
    </style:style>
    <style:style style:name="co4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3.0909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6.1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bb6"/>
    </style:style>
    <style:style style:name="ce11" style:family="table-cell" style:parent-style-name="Default">
      <style:table-cell-properties fo:background-color="#ffffd7"/>
    </style:style>
    <style:style style:name="ce12" style:family="table-cell" style:parent-style-name="Default">
      <style:table-cell-properties fo:background-color="#f7d1d5"/>
    </style:style>
    <style:style style:name="ce13" style:family="table-cell" style:parent-style-name="Default">
      <style:table-cell-properties fo:background-color="#e0c2cd"/>
    </style:style>
    <style:style style:name="ce14" style:family="table-cell" style:parent-style-name="Default">
      <style:table-cell-properties fo:background-color="#dedce6"/>
    </style:style>
    <style:style style:name="ce15" style:family="table-cell" style:parent-style-name="Default">
      <style:table-cell-properties fo:background-color="#dee6ef"/>
    </style:style>
    <style:style style:name="ce16" style:family="table-cell" style:parent-style-name="Default">
      <style:table-cell-properties fo:background-color="#ffd8ce"/>
    </style:style>
    <style:style style:name="ce17" style:family="table-cell" style:parent-style-name="Default">
      <style:table-cell-properties fo:background-color="#dee7e5"/>
    </style:style>
    <style:style style:name="ce18" style:family="table-cell" style:parent-style-name="Default">
      <style:table-cell-properties fo:background-color="#dde8cb"/>
    </style:style>
    <style:style style:name="ce1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6f9d4"/>
    </style:style>
    <style:style style:name="ce3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dee7e5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dde8cb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6f9d4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49"/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dee7e5"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dde8cb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f6f9d4"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ackground-color="#ffdbb6"/>
    </style:style>
    <style:style style:name="ce52" style:family="table-cell" style:parent-style-name="Default">
      <style:table-cell-properties fo:background-color="#ffffd7"/>
    </style:style>
    <style:style style:name="ce53" style:family="table-cell" style:parent-style-name="Default">
      <style:table-cell-properties fo:background-color="#f7d1d5"/>
    </style:style>
    <style:style style:name="ce54" style:family="table-cell" style:parent-style-name="Default">
      <style:table-cell-properties fo:background-color="#e0c2cd"/>
    </style:style>
    <style:style style:name="ce55" style:family="table-cell" style:parent-style-name="Default">
      <style:table-cell-properties fo:background-color="#dedce6"/>
    </style:style>
    <style:style style:name="ce56" style:family="table-cell" style:parent-style-name="Default">
      <style:table-cell-properties fo:background-color="#dee6ef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background-color="#dee7e5"/>
    </style:style>
    <style:style style:name="ce59" style:family="table-cell" style:parent-style-name="Default">
      <style:table-cell-properties fo:background-color="#dde8cb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ackground-color="#f6f9d4"/>
    </style:style>
    <style:style style:name="ce62" style:family="table-cell" style:parent-style-name="Default" style:data-style-name="N4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rge Requ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6"/>
        <table:table-column table:style-name="co4" table:number-columns-repeated="16380" table:default-cell-style-name="Default"/>
        <table:table-row table:style-name="ro1">
          <table:table-cell table:style-name="ce42" office:value-type="string" calcext:value-type="string">
            <text:p>MR</text:p>
          </table:table-cell>
          <table:table-cell table:style-name="ce42" office:value-type="string" calcext:value-type="string">
            <text:p>Title</text:p>
          </table:table-cell>
          <table:table-cell table:style-name="ce42" office:value-type="string" calcext:value-type="string">
            <text:p>Merge time</text:p>
          </table:table-cell>
          <table:table-cell table:style-name="ce42"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ix broken main method of record builder (not covered by tests)</text:p>
          </table:table-cell>
          <table:table-cell office:value-type="string" calcext:value-type="string">
            <text:p>2023-04-01T00:34:54.817-04:00</text:p>
          </table:table-cell>
          <table:table-cell table:style-name="ce51" office:value-type="string" calcext:value-type="string">
            <text:p>1.3.0</text:p>
          </table:table-cell>
          <table:table-cell table:number-columns-repeated="16380"/>
        </table:table-row>
        <table:table-row table:style-name="ro1">
          <table:table-cell table:style-name="ce43" office:value-type="string" calcext:value-type="string" table:number-columns-spanned="4" table:number-rows-spanned="1">
            <text:p>2023-03-31 1.2.0</text:p>
          </table:table-cell>
          <table:covered-table-cell/>
          <table:covered-table-cell table:style-name="ce50"/>
          <table:covered-table-cell table:style-name="ce52"/>
          <table:table-cell office:value-type="string" calcext:value-type="string">
            <text:p>7484dcba37e683a819e11baa593e7bb17cda9c02</text:p>
          </table:table-cell>
          <table:table-cell table:number-columns-repeated="1637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dd support for extracting basic metadata for unknown filetypes.</text:p>
          </table:table-cell>
          <table:table-cell office:value-type="string" calcext:value-type="string">
            <text:p>2023-03-31T22:26:27.604-04:00</text:p>
          </table:table-cell>
          <table:table-cell table:style-name="ce53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eriodic table question support</text:p>
          </table:table-cell>
          <table:table-cell office:value-type="string" calcext:value-type="string">
            <text:p>2023-02-15T10:54:54.993-05:00</text:p>
          </table:table-cell>
          <table:table-cell table:style-name="ce53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pdate python versions and dependencies, as well as test images</text:p>
          </table:table-cell>
          <table:table-cell office:value-type="string" calcext:value-type="string">
            <text:p>2023-01-27T21:42:23.597-05:00</text:p>
          </table:table-cell>
          <table:table-cell table:style-name="ce53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dit parsing of reservation questions to handle "None" in sample details</text:p>
          </table:table-cell>
          <table:table-cell office:value-type="string" calcext:value-type="string">
            <text:p>2022-12-29T19:44:19.149-05:00</text:p>
          </table:table-cell>
          <table:table-cell table:style-name="ce53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pdate tox.ini config to use allowlist_externals</text:p>
          </table:table-cell>
          <table:table-cell office:value-type="string" calcext:value-type="string">
            <text:p>2022-12-08T09:50:00.244-05:00</text:p>
          </table:table-cell>
          <table:table-cell table:style-name="ce53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ix for when nexusLIMS_path is not mounted</text:p>
          </table:table-cell>
          <table:table-cell office:value-type="string" calcext:value-type="string">
            <text:p>2022-09-20T21:30:46.726-04:00</text:p>
          </table:table-cell>
          <table:table-cell table:style-name="ce53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hange poetry installer source</text:p>
          </table:table-cell>
          <table:table-cell office:value-type="string" calcext:value-type="string">
            <text:p>2022-09-13T19:26:31.969-04:00</text:p>
          </table:table-cell>
          <table:table-cell table:style-name="ce53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xclude public and nist-pages from both stages of the CI pipeline</text:p>
          </table:table-cell>
          <table:table-cell office:value-type="string" calcext:value-type="string">
            <text:p>2022-07-18T19:16:15.399-04:00</text:p>
          </table:table-cell>
          <table:table-cell table:style-name="ce53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efactor nexus_req to retry requests that receive 50X responses</text:p>
          </table:table-cell>
          <table:table-cell office:value-type="string" calcext:value-type="string">
            <text:p>2022-07-18T18:06:16.602-04:00</text:p>
          </table:table-cell>
          <table:table-cell table:style-name="ce53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xclude certain branches from CI</text:p>
          </table:table-cell>
          <table:table-cell office:value-type="string" calcext:value-type="string">
            <text:p>2022-07-18T16:20:30.957-04:00</text:p>
          </table:table-cell>
          <table:table-cell table:style-name="ce53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dd NIST header/footer and leaveNotice script to documentation</text:p>
          </table:table-cell>
          <table:table-cell office:value-type="string" calcext:value-type="string">
            <text:p>2022-07-18T15:22:05.463-04:00</text:p>
          </table:table-cell>
          <table:table-cell table:style-name="ce53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urther prep for publication of code</text:p>
          </table:table-cell>
          <table:table-cell office:value-type="string" calcext:value-type="string">
            <text:p>2022-07-15T14:39:51.303-04:00</text:p>
          </table:table-cell>
          <table:table-cell table:style-name="ce53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dd support for "NO_CONSENT" and "NO_RESERVATION" record statuses</text:p>
          </table:table-cell>
          <table:table-cell office:value-type="string" calcext:value-type="string">
            <text:p>2022-06-27T14:50:07.090-04:00</text:p>
          </table:table-cell>
          <table:table-cell table:style-name="ce53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emove inserted "RECORD_GENERATION" row from DB for delayed no files</text:p>
          </table:table-cell>
          <table:table-cell office:value-type="string" calcext:value-type="string">
            <text:p>2022-06-27T12:41:14.422-04:00</text:p>
          </table:table-cell>
          <table:table-cell table:style-name="ce53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upport for symlinks and Isilon structure</text:p>
          </table:table-cell>
          <table:table-cell office:value-type="string" calcext:value-type="string">
            <text:p>2022-06-25T01:27:04.383-04:00</text:p>
          </table:table-cell>
          <table:table-cell table:style-name="ce53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table:style-name="ce44" office:value-type="string" calcext:value-type="string" table:number-columns-spanned="4" table:number-rows-spanned="1">
            <text:p>2022-06-21 1.1.1</text:p>
          </table:table-cell>
          <table:covered-table-cell/>
          <table:covered-table-cell table:style-name="ce50"/>
          <table:covered-table-cell table:style-name="ce52"/>
          <table:table-cell office:value-type="string" calcext:value-type="string">
            <text:p>d8a5709e4098734b88290e8dabb8201b336fb474</text:p>
          </table:table-cell>
          <table:table-cell table:number-columns-repeated="1637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epare for public publishing and update HyperSpy dependency</text:p>
          </table:table-cell>
          <table:table-cell office:value-type="string" calcext:value-type="string">
            <text:p>2022-06-21T14:50:01.620-04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oosen instrument name and PID restrictions on schema</text:p>
          </table:table-cell>
          <table:table-cell office:value-type="string" calcext:value-type="string">
            <text:p>2022-05-05T13:52:29.504-04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p null bytes from metadata in tif extractor</text:p>
          </table:table-cell>
          <table:table-cell office:value-type="string" calcext:value-type="string">
            <text:p>2022-05-05T11:34:39.615-04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ke email alerting for record builder a bit more conservative</text:p>
          </table:table-cell>
          <table:table-cell office:value-type="string" calcext:value-type="string">
            <text:p>2022-03-18T12:05:33.422-04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ix record test file to match new schema on nexuslims.nist.gov</text:p>
          </table:table-cell>
          <table:table-cell office:value-type="string" calcext:value-type="string">
            <text:p>2022-03-18T11:41:33.685-04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dd pid attribute on root Experiment element</text:p>
          </table:table-cell>
          <table:table-cell office:value-type="string" calcext:value-type="string">
            <text:p>2022-03-17T15:50:26.133-04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eprecate sharepoint harvester and skip tests associated with it</text:p>
          </table:table-cell>
          <table:table-cell office:value-type="string" calcext:value-type="string">
            <text:p>2022-03-10T22:34:47.110-05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dd timezone to timestamps for record generation events</text:p>
          </table:table-cell>
          <table:table-cell office:value-type="string" calcext:value-type="string">
            <text:p>2022-03-01T12:50:56.831-05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gnore NEMO sessions that have no matching reservation found</text:p>
          </table:table-cell>
          <table:table-cell office:value-type="string" calcext:value-type="string">
            <text:p>2022-03-01T12:50:45.664-05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mplementation and tests for record building delay</text:p>
          </table:table-cell>
          <table:table-cell office:value-type="string" calcext:value-type="string">
            <text:p>2022-03-01T12:50:22.307-05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dditional NEMO harvester timestamp fixes</text:p>
          </table:table-cell>
          <table:table-cell office:value-type="string" calcext:value-type="string">
            <text:p>2022-02-17T02:43:22.663-05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dd configurable datetime formats for NEMO harvester API connection</text:p>
          </table:table-cell>
          <table:table-cell office:value-type="string" calcext:value-type="string">
            <text:p>2022-02-16T14:57:20.499-05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lways send log error emails and implement "lockfile"</text:p>
          </table:table-cell>
          <table:table-cell office:value-type="string" calcext:value-type="string">
            <text:p>2022-02-08T14:01:51.467-05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eturn from NEMO write_usage_event_to_session_log early if session is not ended</text:p>
          </table:table-cell>
          <table:table-cell office:value-type="string" calcext:value-type="string">
            <text:p>2022-01-13T12:33:30.966-05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mprove logging from nemo harvester to better show which reservation was chosen</text:p>
          </table:table-cell>
          <table:table-cell office:value-type="string" calcext:value-type="string">
            <text:p>2022-01-13T11:27:24.846-05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dd retry parameter to CI configuration</text:p>
          </table:table-cell>
          <table:table-cell office:value-type="string" calcext:value-type="string">
            <text:p>2022-01-12T12:45:16.046-05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ix acquisition activity handling when there's only one file (and add test)</text:p>
          </table:table-cell>
          <table:table-cell office:value-type="string" calcext:value-type="string">
            <text:p>2021-12-21T15:37:23.340-05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Update tests to match changes on MARLIN</text:p>
          </table:table-cell>
          <table:table-cell office:value-type="string" calcext:value-type="string">
            <text:p>2021-12-21T14:23:52.423-05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dd links to schema for reservation systems</text:p>
          </table:table-cell>
          <table:table-cell office:value-type="string" calcext:value-type="string">
            <text:p>2021-12-17T13:36:01.158-05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ke the default nemo option _not_ to harvest if affirmative consent is not obtained</text:p>
          </table:table-cell>
          <table:table-cell office:value-type="string" calcext:value-type="string">
            <text:p>2021-12-15T01:40:17.706-05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imit usage events by tool</text:p>
          </table:table-cell>
          <table:table-cell office:value-type="string" calcext:value-type="string">
            <text:p>2021-12-15T00:44:44.997-05:00</text:p>
          </table:table-cell>
          <table:table-cell table:style-name="ce54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table:style-name="ce45" office:value-type="string" calcext:value-type="string" table:number-columns-spanned="4" table:number-rows-spanned="1">
            <text:p>2021-12-12 1.1.0</text:p>
          </table:table-cell>
          <table:covered-table-cell/>
          <table:covered-table-cell table:style-name="ce50"/>
          <table:covered-table-cell table:style-name="ce52"/>
          <table:table-cell office:value-type="string" calcext:value-type="string">
            <text:p>2118afd17f761db4ca64229f876a53ef46b2705e</text:p>
          </table:table-cell>
          <table:table-cell table:number-columns-repeated="1637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ix image path in README</text:p>
          </table:table-cell>
          <table:table-cell office:value-type="string" calcext:value-type="string">
            <text:p>2021-12-12T15:57:14.487-05:00</text:p>
          </table:table-cell>
          <table:table-cell table:style-name="ce55" office:value-type="string" calcext:value-type="string">
            <text:p>1.1.0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esolve "Migrate from pipenv to poetry"</text:p>
          </table:table-cell>
          <table:table-cell office:value-type="string" calcext:value-type="string">
            <text:p>2021-12-12T01:18:01.945-05:00</text:p>
          </table:table-cell>
          <table:table-cell table:style-name="ce55" office:value-type="string" calcext:value-type="string">
            <text:p>1.1.0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pdate detail stylesheet to support multiple samples in table</text:p>
          </table:table-cell>
          <table:table-cell office:value-type="string" calcext:value-type="string">
            <text:p>2021-12-10T01:46:34.063-05:00</text:p>
          </table:table-cell>
          <table:table-cell table:style-name="ce55" office:value-type="string" calcext:value-type="string">
            <text:p>1.1.0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locate get_auth and better implementation checking for harvesters</text:p>
          </table:table-cell>
          <table:table-cell office:value-type="string" calcext:value-type="string">
            <text:p>2021-12-09T15:10:02.347-05:00</text:p>
          </table:table-cell>
          <table:table-cell table:style-name="ce55" office:value-type="string" calcext:value-type="string">
            <text:p>1.1.0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upport multiple samples in NEMO reservation quests</text:p>
          </table:table-cell>
          <table:table-cell office:value-type="string" calcext:value-type="string">
            <text:p>2021-12-09T12:52:02.187-05:00</text:p>
          </table:table-cell>
          <table:table-cell table:style-name="ce55" office:value-type="string" calcext:value-type="string">
            <text:p>1.1.0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upport for timezone of instruments in database and XML output</text:p>
          </table:table-cell>
          <table:table-cell office:value-type="string" calcext:value-type="string">
            <text:p>2021-11-27T01:26:04.224-05:00</text:p>
          </table:table-cell>
          <table:table-cell table:style-name="ce55" office:value-type="string" calcext:value-type="string">
            <text:p>1.1.0</text:p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EMO documentation</text:p>
          </table:table-cell>
          <table:table-cell office:value-type="string" calcext:value-type="string">
            <text:p>2021-11-26T19:03:58.514-05:00</text:p>
          </table:table-cell>
          <table:table-cell table:style-name="ce55" office:value-type="string" calcext:value-type="string">
            <text:p>1.1.0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nable NEMO reservation harvester</text:p>
          </table:table-cell>
          <table:table-cell office:value-type="string" calcext:value-type="string">
            <text:p>2021-11-26T14:23:32.496-05:00</text:p>
          </table:table-cell>
          <table:table-cell table:style-name="ce55" office:value-type="string" calcext:value-type="string">
            <text:p>1.1.0</text:p>
          </table:table-cell>
          <table:table-cell table:number-columns-repeated="16380"/>
        </table:table-row>
        <table:table-row table:style-name="ro1">
          <table:table-cell table:style-name="ce46" office:value-type="string" calcext:value-type="string" table:number-columns-spanned="4" table:number-rows-spanned="1">
            <text:p>2021-09-15 <text:s/>1.0.1</text:p>
          </table:table-cell>
          <table:covered-table-cell/>
          <table:covered-table-cell table:style-name="ce50"/>
          <table:covered-table-cell table:style-name="ce55"/>
          <table:table-cell office:value-type="string" calcext:value-type="string">
            <text:p>cad48a91bcdd9a6a76b55a45f1b4a7fcd6bff273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eneralize calendar handling and get rid of silly XSLT and XML string processing</text:p>
          </table:table-cell>
          <table:table-cell office:value-type="string" calcext:value-type="string">
            <text:p>2021-09-15T22:20:26.758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pdate tests to reflect removal of Hitachi SEM and updated JEOL path</text:p>
          </table:table-cell>
          <table:table-cell office:value-type="string" calcext:value-type="string">
            <text:p>2021-09-14T01:20:36.772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pdate XSLT to be compatible with changes brought in by update to CDCS v2.15.0</text:p>
          </table:table-cell>
          <table:table-cell office:value-type="string" calcext:value-type="string">
            <text:p>2021-09-14T00:48:03.308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dded notebook on capturing ELN content</text:p>
          </table:table-cell>
          <table:table-cell office:value-type="string" calcext:value-type="string">
            <text:p>2021-07-29T18:44:40.385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#74 ser handling fixes</text:p>
          </table:table-cell>
          <table:table-cell office:value-type="string" calcext:value-type="string">
            <text:p>2020-09-11T19:58:04.712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ome small logging updates</text:p>
          </table:table-cell>
          <table:table-cell office:value-type="string" calcext:value-type="string">
            <text:p>2020-08-25T12:52:52.362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dd javascript and css to make entire row in nav-table clickable</text:p>
          </table:table-cell>
          <table:table-cell office:value-type="string" calcext:value-type="string">
            <text:p>2020-08-25T12:08:52.710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dd logging statement for record URL when uploading to CDCS</text:p>
          </table:table-cell>
          <table:table-cell office:value-type="string" calcext:value-type="string">
            <text:p>2020-08-24T19:42:13.195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uto build sessions</text:p>
          </table:table-cell>
          <table:table-cell office:value-type="string" calcext:value-type="string">
            <text:p>2020-08-24T18:59:32.607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pdate session logger app with version information</text:p>
          </table:table-cell>
          <table:table-cell office:value-type="string" calcext:value-type="string">
            <text:p>2020-08-18T16:51:44.313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dd test suite for Python 3.8 in addition to 3.7</text:p>
          </table:table-cell>
          <table:table-cell office:value-type="string" calcext:value-type="string">
            <text:p>2020-08-17T23:13:31.707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dd dry-run and verbosity options to record builder</text:p>
          </table:table-cell>
          <table:table-cell office:value-type="string" calcext:value-type="string">
            <text:p>2020-08-17T22:45:18.749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ke sure nexuslims is installed when not using --dev</text:p>
          </table:table-cell>
          <table:table-cell office:value-type="string" calcext:value-type="string">
            <text:p>2020-08-13T15:37:39.350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ange CDCS and webserver URLs back to on-campus server</text:p>
          </table:table-cell>
          <table:table-cell office:value-type="string" calcext:value-type="string">
            <text:p>2020-08-12T12:32:48.038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ix calendar harvesting</text:p>
          </table:table-cell>
          <table:table-cell office:value-type="string" calcext:value-type="string">
            <text:p>2020-06-29T16:23:46.781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plementation of FEI .ser/.emi extractor</text:p>
          </table:table-cell>
          <table:table-cell office:value-type="string" calcext:value-type="string">
            <text:p>2020-06-23T18:56:48.386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d tutorials to NexusLIMS front-end</text:p>
          </table:table-cell>
          <table:table-cell office:value-type="string" calcext:value-type="string">
            <text:p>2020-04-08T18:59:15.847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dd button to download XML export of record</text:p>
          </table:table-cell>
          <table:table-cell office:value-type="string" calcext:value-type="string">
            <text:p>2020-04-03T18:39:22.092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ile listing and downloading capabilities</text:p>
          </table:table-cell>
          <table:table-cell office:value-type="string" calcext:value-type="string">
            <text:p>2020-04-03T15:33:25.833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emporary changes while teleworking</text:p>
          </table:table-cell>
          <table:table-cell office:value-type="string" calcext:value-type="string">
            <text:p>2020-04-02T16:10:31.345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ix "go back" button</text:p>
          </table:table-cell>
          <table:table-cell office:value-type="string" calcext:value-type="string">
            <text:p>2020-03-10T19:32:35.207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pdates to .gitlab-ci to enable concurrent runners</text:p>
          </table:table-cell>
          <table:table-cell office:value-type="string" calcext:value-type="string">
            <text:p>2020-03-08T17:09:41.916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ix name of .exe to check in process list to ensure still only one copy of logger is allowed</text:p>
          </table:table-cell>
          <table:table-cell office:value-type="string" calcext:value-type="string">
            <text:p>2020-03-08T01:43:30.474-05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cumentation enhancements</text:p>
          </table:table-cell>
          <table:table-cell office:value-type="string" calcext:value-type="string">
            <text:p>2020-03-08T01:23:41.772-05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otfix to correct session logger errors</text:p>
          </table:table-cell>
          <table:table-cell office:value-type="string" calcext:value-type="string">
            <text:p>2020-03-06T18:33:29.321-05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clude Oxygen XML Developer schema documentation in main documentation</text:p>
          </table:table-cell>
          <table:table-cell office:value-type="string" calcext:value-type="string">
            <text:p>2020-02-26T10:23:39.403-05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mall improvements to record builder and session detection</text:p>
          </table:table-cell>
          <table:table-cell office:value-type="string" calcext:value-type="string">
            <text:p>2020-02-26T02:20:18.127-05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tabase migration script</text:p>
          </table:table-cell>
          <table:table-cell office:value-type="string" calcext:value-type="string">
            <text:p>2020-02-25T18:51:41.769-05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table:style-name="ce47" office:value-type="string" calcext:value-type="string" table:number-columns-spanned="4" table:number-rows-spanned="1">
            <text:p>2020-02-24 0.0.9</text:p>
          </table:table-cell>
          <table:covered-table-cell/>
          <table:covered-table-cell table:style-name="ce50"/>
          <table:covered-table-cell table:style-name="ce57"/>
          <table:table-cell office:value-type="string" calcext:value-type="string">
            <text:p>6659700014da4b9cbe74856905fcfea50f3f187f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erge of long-time development branch into master</text:p>
          </table:table-cell>
          <table:table-cell office:value-type="string" calcext:value-type="string">
            <text:p>2020-02-24T18:29:16.602-05:00</text:p>
          </table:table-cell>
          <table:table-cell table:style-name="ce58" office:value-type="string" calcext:value-type="string">
            <text:p>0.0.9</text:p>
          </table:table-cell>
          <table:table-cell table:number-columns-repeated="16380"/>
        </table:table-row>
        <table:table-row table:style-name="ro1">
          <table:table-cell table:style-name="ce48" office:value-type="string" calcext:value-type="string" table:number-columns-spanned="4" table:number-rows-spanned="1">
            <text:p>2020-01-08 0.0.2-pre</text:p>
          </table:table-cell>
          <table:covered-table-cell/>
          <table:covered-table-cell table:style-name="ce50"/>
          <table:covered-table-cell table:style-name="ce57"/>
          <table:table-cell office:value-type="string" calcext:value-type="string">
            <text:p>82f1d2b7969a2baa5d4b213032095ba65f30721a</text:p>
          </table:table-cell>
          <table:table-cell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dd project information to schema</text:p>
          </table:table-cell>
          <table:table-cell office:value-type="string" calcext:value-type="string">
            <text:p>2019-07-24T18:00:44.289-04:00</text:p>
          </table:table-cell>
          <table:table-cell table:style-name="ce59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pdate instrument in Schema</text:p>
          </table:table-cell>
          <table:table-cell office:value-type="string" calcext:value-type="string">
            <text:p>2019-07-24T17:12:15.746-04:00</text:p>
          </table:table-cell>
          <table:table-cell table:style-name="ce59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pdate schema documentation tags to remove duplicate labels in CDCS</text:p>
          </table:table-cell>
          <table:table-cell office:value-type="string" calcext:value-type="string">
            <text:p>2019-07-02T22:45:19.227-04:00</text:p>
          </table:table-cell>
          <table:table-cell table:style-name="ce59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d a "unit" attribute to the Parameter type</text:p>
          </table:table-cell>
          <table:table-cell office:value-type="string" calcext:value-type="string">
            <text:p>2019-07-02T20:56:39.705-04:00</text:p>
          </table:table-cell>
          <table:table-cell table:style-name="ce59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ma xsl transform - add sidebar</text:p>
          </table:table-cell>
          <table:table-cell office:value-type="string" calcext:value-type="string">
            <text:p>2019-07-02T20:52:13.620-04:00</text:p>
          </table:table-cell>
          <table:table-cell table:style-name="ce59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dd xslt stylesheet used to transform the xml schema into html. Change folder...</text:p>
          </table:table-cell>
          <table:table-cell office:value-type="string" calcext:value-type="string">
            <text:p>2019-06-12T11:35:51.627-04:00</text:p>
          </table:table-cell>
          <table:table-cell table:style-name="ce59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d documentation</text:p>
          </table:table-cell>
          <table:table-cell office:value-type="string" calcext:value-type="string">
            <text:p>2019-05-19T18:54:02.914-04:00</text:p>
          </table:table-cell>
          <table:table-cell table:style-name="ce59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I retry logic</text:p>
          </table:table-cell>
          <table:table-cell office:value-type="string" calcext:value-type="string">
            <text:p>2019-04-09T09:46:40.667-04:00</text:p>
          </table:table-cell>
          <table:table-cell table:style-name="ce59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slt first steps</text:p>
          </table:table-cell>
          <table:table-cell office:value-type="string" calcext:value-type="string">
            <text:p>2019-04-04T10:54:53.131-04:00</text:p>
          </table:table-cell>
          <table:table-cell table:style-name="ce59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pdate calendar harvester for new SharePoint API endpoints</text:p>
          </table:table-cell>
          <table:table-cell office:value-type="string" calcext:value-type="string">
            <text:p>2019-04-02T11:24:54.085-04:00</text:p>
          </table:table-cell>
          <table:table-cell table:style-name="ce59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pdate README.md</text:p>
          </table:table-cell>
          <table:table-cell office:value-type="string" calcext:value-type="string">
            <text:p>2019-04-01T17:00:16.622-04:00</text:p>
          </table:table-cell>
          <table:table-cell table:style-name="ce59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pdate links for new namespace</text:p>
          </table:table-cell>
          <table:table-cell office:value-type="string" calcext:value-type="string">
            <text:p>2019-04-01T15:24:49.827-04:00</text:p>
          </table:table-cell>
          <table:table-cell table:style-name="ce59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pdate colors in logo and add motivation to README</text:p>
          </table:table-cell>
          <table:table-cell office:value-type="string" calcext:value-type="string">
            <text:p>2019-03-26T16:40:08.186-04:00</text:p>
          </table:table-cell>
          <table:table-cell table:style-name="ce59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dea for project logo</text:p>
          </table:table-cell>
          <table:table-cell office:value-type="string" calcext:value-type="string">
            <text:p>2019-03-26T15:23:25.069-04:00</text:p>
          </table:table-cell>
          <table:table-cell table:style-name="ce59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rmat python code as proper package</text:p>
          </table:table-cell>
          <table:table-cell office:value-type="string" calcext:value-type="string">
            <text:p>2019-03-26T13:22:21.845-04:00</text:p>
          </table:table-cell>
          <table:table-cell table:style-name="ce59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table:style-name="ce49" office:value-type="string" calcext:value-type="string" table:number-columns-spanned="4" table:number-rows-spanned="1">
            <text:p>2019-03-26 0.0.1</text:p>
          </table:table-cell>
          <table:covered-table-cell/>
          <table:covered-table-cell table:style-name="ce50"/>
          <table:covered-table-cell table:style-name="ce60"/>
          <table:table-cell office:value-type="string" calcext:value-type="string">
            <text:p>527856b0b880de1a9df7062c7e1cd675de0920ac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lendar test coverage</text:p>
          </table:table-cell>
          <table:table-cell office:value-type="string" calcext:value-type="string">
            <text:p>2019-03-25T14:57:13.751-04:00</text:p>
          </table:table-cell>
          <table:table-cell table:style-name="ce61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d metadata extractor for FEI Quanta TIFF files</text:p>
          </table:table-cell>
          <table:table-cell office:value-type="string" calcext:value-type="string">
            <text:p>2019-03-25T12:39:04.812-04:00</text:p>
          </table:table-cell>
          <table:table-cell table:style-name="ce61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d LICENSE and basic README files</text:p>
          </table:table-cell>
          <table:table-cell office:value-type="string" calcext:value-type="string">
            <text:p>2019-03-21T17:48:21.430-04:00</text:p>
          </table:table-cell>
          <table:table-cell table:style-name="ce61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pdate backup script to point to authoritative copy in the ODI repository</text:p>
          </table:table-cell>
          <table:table-cell office:value-type="string" calcext:value-type="string">
            <text:p>2019-03-21T16:52:32.948-04:00</text:p>
          </table:table-cell>
          <table:table-cell table:style-name="ce61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H: addition of CI testing</text:p>
          </table:table-cell>
          <table:table-cell office:value-type="string" calcext:value-type="string">
            <text:p>2019-03-21T16:30:36.175-04:00</text:p>
          </table:table-cell>
          <table:table-cell table:style-name="ce61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H: Calendar harvesting</text:p>
          </table:table-cell>
          <table:table-cell office:value-type="string" calcext:value-type="string">
            <text:p>2019-03-21T16:26:21.709-04:00</text:p>
          </table:table-cell>
          <table:table-cell table:style-name="ce61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ckup script for Gitlab repo</text:p>
          </table:table-cell>
          <table:table-cell office:value-type="string" calcext:value-type="string">
            <text:p>2019-03-14T16:06:17.195-04:00</text:p>
          </table:table-cell>
          <table:table-cell table:style-name="ce61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d DatasetRole type and role attribute for Dataset in schema</text:p>
          </table:table-cell>
          <table:table-cell office:value-type="string" calcext:value-type="string">
            <text:p>2019-03-13T13:56:37.333-04:00</text:p>
          </table:table-cell>
          <table:table-cell table:style-name="ce61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ing validate wrapper scripts (see wiki for executable tool)</text:p>
          </table:table-cell>
          <table:table-cell office:value-type="string" calcext:value-type="string">
            <text:p>2018-07-27T16:49:25.218-04:00</text:p>
          </table:table-cell>
          <table:table-cell table:style-name="ce61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fined TableEntry structure; added notes to end of experiment</text:p>
          </table:table-cell>
          <table:table-cell office:value-type="string" calcext:value-type="string">
            <text:p>2018-07-27T13:35:44.241-04:00</text:p>
          </table:table-cell>
          <table:table-cell table:style-name="ce61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and schema: notes, AcquisitionActivity, Dataset, SetUp</text:p>
          </table:table-cell>
          <table:table-cell office:value-type="string" calcext:value-type="string">
            <text:p>2018-07-10T14:06:11.519-04:00</text:p>
          </table:table-cell>
          <table:table-cell table:style-name="ce61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itial experiment schema</text:p>
          </table:table-cell>
          <table:table-cell office:value-type="string" calcext:value-type="string">
            <text:p>2018-06-26T09:57:40.612-04:00</text:p>
          </table:table-cell>
          <table:table-cell table:style-name="ce61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development</text:p>
          </table:table-cell>
          <table:table-cell office:value-type="string" calcext:value-type="string">
            <text:p>2018-01-23T10:43:15.665-05:00</text:p>
          </table:table-cell>
          <table:table-cell table:style-name="ce61" office:value-type="string" calcext:value-type="string">
            <text:p>0.0.1</text:p>
          </table:table-cell>
          <table:table-cell table:number-columns-repeated="16380"/>
        </table:table-row>
      </table:table>
      <table:table table:name="Issues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42" office:value-type="string" calcext:value-type="string">
            <text:p>Issue ID</text:p>
          </table:table-cell>
          <table:table-cell table:style-name="ce42" office:value-type="string" calcext:value-type="string">
            <text:p>Title</text:p>
          </table:table-cell>
          <table:table-cell table:style-name="ce42" office:value-type="string" calcext:value-type="string">
            <text:p>Closed A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et record builder ready for periodic table</text:p>
          </table:table-cell>
          <table:table-cell office:value-type="string" calcext:value-type="string">
            <text:p>2023-04-13T17:25:57.046-04:00</text:p>
          </table:table-cell>
        </table:table-row>
        <table:table-row table:style-name="ro1">
          <table:table-cell table:style-name="ce43" office:value-type="string" calcext:value-type="string" table:number-columns-spanned="3" table:number-rows-spanned="1">
            <text:p>1.2.0</text:p>
          </table:table-cell>
          <table:covered-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cord builder should handle "unknown" file types</text:p>
          </table:table-cell>
          <table:table-cell office:value-type="string" calcext:value-type="string">
            <text:p>2023-03-31T22:26:27.875-04: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rror in record builder due to change in API response for NEMO 4.3.2</text:p>
          </table:table-cell>
          <table:table-cell office:value-type="string" calcext:value-type="string">
            <text:p>2022-12-29T19:44:19.445-05: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hould check if there are any files present in file directory before starting record builder</text:p>
          </table:table-cell>
          <table:table-cell office:value-type="string" calcext:value-type="string">
            <text:p>2022-09-20T21:30:47.397-04: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I failing due to change in Poetry installer script</text:p>
          </table:table-cell>
          <table:table-cell office:value-type="string" calcext:value-type="string">
            <text:p>2022-09-13T19:26:32.198-04: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ublic and nist-pages branches should be excluded from CI pipeline</text:p>
          </table:table-cell>
          <table:table-cell office:value-type="string" calcext:value-type="string">
            <text:p>2022-07-18T19:16:15.507-04: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oject information is not being harvested from calendar events</text:p>
          </table:table-cell>
          <table:table-cell office:value-type="string" calcext:value-type="string">
            <text:p>2022-07-18T18:52:53.231-04: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e should retry network API requests</text:p>
          </table:table-cell>
          <table:table-cell office:value-type="string" calcext:value-type="string">
            <text:p>2022-07-18T18:06:16.721-04: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ocumentation page needs nist-header-footer</text:p>
          </table:table-cell>
          <table:table-cell office:value-type="string" calcext:value-type="string">
            <text:p>2022-07-18T15:22:05.597-04: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mprove/document public publishing of code</text:p>
          </table:table-cell>
          <table:table-cell office:value-type="string" calcext:value-type="string">
            <text:p>2022-07-15T20:43:26.176-04: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hould add "NO_CONSENT" and "NO_RESERVATION" status to record_status in database</text:p>
          </table:table-cell>
          <table:table-cell office:value-type="string" calcext:value-type="string">
            <text:p>2022-06-27T14:50:07.224-04: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o not insert RECORD_GENERATION if no files are found</text:p>
          </table:table-cell>
          <table:table-cell office:value-type="string" calcext:value-type="string">
            <text:p>2022-06-27T12:41:14.530-04:00</text:p>
          </table:table-cell>
        </table:table-row>
        <table:table-row table:style-name="ro1">
          <table:table-cell table:style-name="ce44" office:value-type="string" calcext:value-type="string" table:number-columns-spanned="3" table:number-rows-spanned="1">
            <text:p>1.1.1</text:p>
          </table:table-cell>
          <table:covered-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EMO harvester does not work with https://nemo.nist.gov</text:p>
          </table:table-cell>
          <table:table-cell office:value-type="string" calcext:value-type="string">
            <text:p>2022-05-17T14:39:01.534-04: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rror with some FEI Helios tiff files</text:p>
          </table:table-cell>
          <table:table-cell office:value-type="string" calcext:value-type="string">
            <text:p>2022-05-05T13:52:29.623-04: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atabase should keep some basic record building statistics</text:p>
          </table:table-cell>
          <table:table-cell office:value-type="string" calcext:value-type="string">
            <text:p>2022-05-03T18:45:35.110-04: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nable handle server integration by adding PID to schema</text:p>
          </table:table-cell>
          <table:table-cell office:value-type="string" calcext:value-type="string">
            <text:p>2022-03-18T12:14:17.889-04: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review image for image stack could be gif instead of projected stack</text:p>
          </table:table-cell>
          <table:table-cell office:value-type="string" calcext:value-type="string">
            <text:p>2022-03-10T22:41:56.325-05: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djust testing to account for Sharepoint disappearing</text:p>
          </table:table-cell>
          <table:table-cell office:value-type="string" calcext:value-type="string">
            <text:p>2022-03-10T22:34:47.231-05: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ECORD_GENERATION events should have timezone in timestamps</text:p>
          </table:table-cell>
          <table:table-cell office:value-type="string" calcext:value-type="string">
            <text:p>2022-03-01T12:50:56.497-05: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Usage events on NEMO or Marlin without reservation events attempt to build even without "data consent"</text:p>
          </table:table-cell>
          <table:table-cell office:value-type="string" calcext:value-type="string">
            <text:p>2022-03-01T12:50:45.330-05: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mplement configurable record builder time delay</text:p>
          </table:table-cell>
          <table:table-cell office:value-type="string" calcext:value-type="string">
            <text:p>2022-03-01T12:50:21.972-05: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ecord builder is failing with ValueError</text:p>
          </table:table-cell>
          <table:table-cell office:value-type="string" calcext:value-type="string">
            <text:p>2022-02-08T14:01:51.105-05: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uplicate record building sessions can cause errors</text:p>
          </table:table-cell>
          <table:table-cell office:value-type="string" calcext:value-type="string">
            <text:p>2022-02-08T14:01:50.512-05: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R to NEMO to enable a page showing a single reservation event</text:p>
          </table:table-cell>
          <table:table-cell office:value-type="string" calcext:value-type="string">
            <text:p>2022-02-08T11:04:44.877-05: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EMO harvester adds incomplete usage_events to session log database, which can cause errors</text:p>
          </table:table-cell>
          <table:table-cell office:value-type="string" calcext:value-type="string">
            <text:p>2022-01-13T12:33:30.618-05: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EMO harvester should explicitly log how many and which reservation it found</text:p>
          </table:table-cell>
          <table:table-cell office:value-type="string" calcext:value-type="string">
            <text:p>2022-01-13T11:27:24.571-05: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ebserver monitoring for LIMS webserver and CDCS</text:p>
          </table:table-cell>
          <table:table-cell office:value-type="string" calcext:value-type="string">
            <text:p>2021-12-22T18:58:09.152-05: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ecord builder fails if there is one (and only one) file found</text:p>
          </table:table-cell>
          <table:table-cell office:value-type="string" calcext:value-type="string">
            <text:p>2021-12-21T15:37:22.954-05: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ests failing due to change of JEOL strobo from marlin ID 2 to 15</text:p>
          </table:table-cell>
          <table:table-cell office:value-type="string" calcext:value-type="string">
            <text:p>2021-12-21T14:23:52.050-05: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dd link to reservation information as ref attribute</text:p>
          </table:table-cell>
          <table:table-cell office:value-type="string" calcext:value-type="string">
            <text:p>2021-12-17T13:36:00.755-05: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itlab-runner tests should run in Gaithersburg</text:p>
          </table:table-cell>
          <table:table-cell office:value-type="string" calcext:value-type="string">
            <text:p>2021-12-15T23:19:41.743-05: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estructure repository</text:p>
          </table:table-cell>
          <table:table-cell office:value-type="string" calcext:value-type="string">
            <text:p>2021-12-15T23:13:07.999-05: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QLite database file should be a "real" database</text:p>
          </table:table-cell>
          <table:table-cell office:value-type="string" calcext:value-type="string">
            <text:p>2021-12-15T01:43:40.302-05: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ests for Session Logger</text:p>
          </table:table-cell>
          <table:table-cell office:value-type="string" calcext:value-type="string">
            <text:p>2021-12-15T01:42:47.794-05: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ke default `data_consent` value for NEMO harvesters false so non-MML records don't get harvested</text:p>
          </table:table-cell>
          <table:table-cell office:value-type="string" calcext:value-type="string">
            <text:p>2021-12-15T01:40:17.347-05: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EMO harvester should limit usage event request to just tools we know about in our DB</text:p>
          </table:table-cell>
          <table:table-cell office:value-type="string" calcext:value-type="string">
            <text:p>2021-12-15T00:44:44.729-05:00</text:p>
          </table:table-cell>
        </table:table-row>
        <table:table-row table:style-name="ro1">
          <table:table-cell table:style-name="ce45" office:value-type="string" calcext:value-type="string" table:number-columns-spanned="3" table:number-rows-spanned="1">
            <text:p>1.1.0</text:p>
          </table:table-cell>
          <table:covered-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igrate from pipenv to poetry</text:p>
          </table:table-cell>
          <table:table-cell office:value-type="string" calcext:value-type="string">
            <text:p>2021-12-12T01:18:01.623-05: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EMO Integration</text:p>
          </table:table-cell>
          <table:table-cell office:value-type="string" calcext:value-type="string">
            <text:p>2021-12-10T01:49:35.026-05: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leted events are sometimes chosen as the matching event</text:p>
          </table:table-cell>
          <table:table-cell office:value-type="string" calcext:value-type="string">
            <text:p>2021-12-09T15:05:33.076-05: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f there is no overlap between session and calendar event, it defaults to wrong session</text:p>
          </table:table-cell>
          <table:table-cell office:value-type="string" calcext:value-type="string">
            <text:p>2021-12-09T15:05:07.974-05:00</text:p>
          </table:table-cell>
        </table:table-row>
        <table:table-row table:style-name="ro1">
          <table:table-cell table:style-name="ce46" office:value-type="string" calcext:value-type="string" table:number-columns-spanned="3" table:number-rows-spanned="1">
            <text:p>1.0.1</text:p>
          </table:table-cell>
          <table:covered-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paration of production and development servers for NexusLIMS backend</text:p>
          </table:table-cell>
          <table:table-cell office:value-type="string" calcext:value-type="string">
            <text:p>2021-09-14T00:50:41.381-04: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Update CDCS base to 2.11</text:p>
          </table:table-cell>
          <table:table-cell office:value-type="string" calcext:value-type="string">
            <text:p>2021-09-14T00:48:51.970-04: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ome .ser files are not being processed correctly</text:p>
          </table:table-cell>
          <table:table-cell office:value-type="string" calcext:value-type="string">
            <text:p>2020-09-11T19:58:04.222-04: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ke "explore activities" clickable on entire block of table, not just the actual activity title</text:p>
          </table:table-cell>
          <table:table-cell office:value-type="string" calcext:value-type="string">
            <text:p>2020-08-25T12:08:52.165-04: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RL of uploaded record should be printed in log output</text:p>
          </table:table-cell>
          <table:table-cell office:value-type="string" calcext:value-type="string">
            <text:p>2020-08-24T19:42:12.760-04: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cord builder should run automatically</text:p>
          </table:table-cell>
          <table:table-cell office:value-type="string" calcext:value-type="string">
            <text:p>2020-08-24T18:59:32.256-04: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dd version information to session logger</text:p>
          </table:table-cell>
          <table:table-cell office:value-type="string" calcext:value-type="string">
            <text:p>2020-08-18T16:51:43.912-04: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ython 3.8 support</text:p>
          </table:table-cell>
          <table:table-cell office:value-type="string" calcext:value-type="string">
            <text:p>2020-08-17T23:16:35.520-04: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ecord builder should have a "dry run" feature</text:p>
          </table:table-cell>
          <table:table-cell office:value-type="string" calcext:value-type="string">
            <text:p>2020-08-17T22:45:18.343-04: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ipenv is not installing nexuslims in normal install environment</text:p>
          </table:table-cell>
          <table:table-cell office:value-type="string" calcext:value-type="string">
            <text:p>2020-08-13T15:37:39.081-04: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eployment server has gone down due to COVID-19</text:p>
          </table:table-cell>
          <table:table-cell office:value-type="string" calcext:value-type="string">
            <text:p>2020-08-12T12:32:47.760-04: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User information is coming from `CreatedBy` rather than `UserName`</text:p>
          </table:table-cell>
          <table:table-cell office:value-type="string" calcext:value-type="string">
            <text:p>2020-06-29T16:23:46.302-04: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ix calendar event detection based off of session timestamps</text:p>
          </table:table-cell>
          <table:table-cell office:value-type="string" calcext:value-type="string">
            <text:p>2020-06-29T16:23:46.035-04: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.ser/emi file reader</text:p>
          </table:table-cell>
          <table:table-cell office:value-type="string" calcext:value-type="string">
            <text:p>2020-06-23T18:56:48.124-04: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elp/Tutorial for the front-end app</text:p>
          </table:table-cell>
          <table:table-cell office:value-type="string" calcext:value-type="string">
            <text:p>2020-04-08T18:59:15.625-04: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low exporting of an XML record</text:p>
          </table:table-cell>
          <table:table-cell office:value-type="string" calcext:value-type="string">
            <text:p>2020-04-03T18:40:09.685-04: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ile listing view is not accurate</text:p>
          </table:table-cell>
          <table:table-cell office:value-type="string" calcext:value-type="string">
            <text:p>2020-04-03T15:33:25.550-04: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DCS instance needs links to the documentation</text:p>
          </table:table-cell>
          <table:table-cell office:value-type="string" calcext:value-type="string">
            <text:p>2020-03-11T01:22:56.154-04: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DCS is slow when first populating results on the explore page</text:p>
          </table:table-cell>
          <table:table-cell office:value-type="string" calcext:value-type="string">
            <text:p>2020-03-10T21:29:42.829-04: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"Back to previous" button on front-end is not working</text:p>
          </table:table-cell>
          <table:table-cell office:value-type="string" calcext:value-type="string">
            <text:p>2020-03-10T19:32:34.909-04: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ingle instance of session logger app is not working after .exe was renamed</text:p>
          </table:table-cell>
          <table:table-cell office:value-type="string" calcext:value-type="string">
            <text:p>2020-03-08T01:43:30.204-05: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xonomy of software parts</text:p>
          </table:table-cell>
          <table:table-cell office:value-type="string" calcext:value-type="string">
            <text:p>2020-03-08T01:23:41.250-05: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ssion logger leaves behind TempWmicBatchFile.bat file where it runs</text:p>
          </table:table-cell>
          <table:table-cell office:value-type="string" calcext:value-type="string">
            <text:p>2020-03-06T18:52:11.064-05: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atabase logger is failing if latest record is RECORD_GENERATION</text:p>
          </table:table-cell>
          <table:table-cell office:value-type="string" calcext:value-type="string">
            <text:p>2020-03-06T18:33:29.006-05: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clude schema documentation in NexusLIMS documenation</text:p>
          </table:table-cell>
          <table:table-cell office:value-type="string" calcext:value-type="string">
            <text:p>2020-02-26T10:24:56.702-05:00</text:p>
          </table:table-cell>
        </table:table-row>
        <table:table-row table:style-name="ro1">
          <table:table-cell table:style-name="ce47" office:value-type="string" calcext:value-type="string" table:number-columns-spanned="3" table:number-rows-spanned="1">
            <text:p>0.0.9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act AD or K Green for LDAP or SAML auth</text:p>
          </table:table-cell>
          <table:table-cell office:value-type="string" calcext:value-type="string">
            <text:p>2020-02-24T18:49:00.024-05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naming of instruments on Nexus sharepoint breaks calendar harvesting</text:p>
          </table:table-cell>
          <table:table-cell office:value-type="string" calcext:value-type="string">
            <text:p>2020-02-24T18:31:46.063-05: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DCS record formatter</text:p>
          </table:table-cell>
          <table:table-cell office:value-type="string" calcext:value-type="string">
            <text:p>2020-02-24T18:30:06.710-05: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S needed on **REMOVED**</text:p>
          </table:table-cell>
          <table:table-cell office:value-type="string" calcext:value-type="string">
            <text:p>2020-02-24T18:29:50.107-05: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ertificate authorities need updating on LIMS VM</text:p>
          </table:table-cell>
          <table:table-cell office:value-type="string" calcext:value-type="string">
            <text:p>2020-02-24T18:29:16.279-05:00</text:p>
          </table:table-cell>
        </table:table-row>
        <table:table-row table:style-name="ro1">
          <table:table-cell table:style-name="ce48" office:value-type="string" calcext:value-type="string" table:number-columns-spanned="3" table:number-rows-spanned="1">
            <text:p>0.0.2</text:p>
          </table:table-cell>
          <table:covered-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esting for CDCS with LIMS Schema</text:p>
          </table:table-cell>
          <table:table-cell office:value-type="string" calcext:value-type="string">
            <text:p>2019-09-26T11:19:33.001-04: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xample schema records</text:p>
          </table:table-cell>
          <table:table-cell office:value-type="string" calcext:value-type="string">
            <text:p>2019-09-26T11:19:05.958-04: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NS name for <text:s/>NEXUS LIMS test VM</text:p>
          </table:table-cell>
          <table:table-cell office:value-type="string" calcext:value-type="string">
            <text:p>2019-09-26T11:18:53.556-04: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rvesting scripts need a place to operate</text:p>
          </table:table-cell>
          <table:table-cell office:value-type="string" calcext:value-type="string">
            <text:p>2019-09-13T15:14:22.276-04: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chema needs "project" information</text:p>
          </table:table-cell>
          <table:table-cell office:value-type="string" calcext:value-type="string">
            <text:p>2019-07-24T18:00:43.731-04: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chema Instrument improvements</text:p>
          </table:table-cell>
          <table:table-cell office:value-type="string" calcext:value-type="string">
            <text:p>2019-07-24T17:12:15.365-04: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strumentName has only one enumerated value in the schema</text:p>
          </table:table-cell>
          <table:table-cell office:value-type="string" calcext:value-type="string">
            <text:p>2019-07-24T17:12:15.050-04: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**REMOVED**</text:span> needs write access to **REMOVED**</text:p>
          </table:table-cell>
          <table:table-cell office:value-type="string" calcext:value-type="string">
            <text:p>2019-07-03T11:34:07.259-04: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here does the metadata for NexusLIMS live</text:p>
          </table:table-cell>
          <table:table-cell office:value-type="string" calcext:value-type="string">
            <text:p>2019-07-03T11:32:47.867-04: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chema has duplicate names when loaded into CDCS</text:p>
          </table:table-cell>
          <table:table-cell office:value-type="string" calcext:value-type="string">
            <text:p>2019-07-02T22:45:18.813-04: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chema metadata and setup parameters need optional units</text:p>
          </table:table-cell>
          <table:table-cell office:value-type="string" calcext:value-type="string">
            <text:p>2019-07-02T20:56:39.179-04: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dd documentation and host on Gitlab pages</text:p>
          </table:table-cell>
          <table:table-cell office:value-type="string" calcext:value-type="string">
            <text:p>2019-06-11T10:00:34.363-04: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harePoint calendar API endpoints changed again</text:p>
          </table:table-cell>
          <table:table-cell office:value-type="string" calcext:value-type="string">
            <text:p>2019-04-02T11:24:53.501-04: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nks in README still point to June's fork</text:p>
          </table:table-cell>
          <table:table-cell office:value-type="string" calcext:value-type="string">
            <text:p>2019-04-01T15:24:49.321-04: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oposal: Moving authoritative project to group level</text:p>
          </table:table-cell>
          <table:table-cell office:value-type="string" calcext:value-type="string">
            <text:p>2019-03-27T15:40:19.536-04:00</text:p>
          </table:table-cell>
        </table:table-row>
        <table:table-row table:style-name="ro1">
          <table:table-cell table:style-name="ce49" office:value-type="string" calcext:value-type="string" table:number-columns-spanned="3" table:number-rows-spanned="1">
            <text:p>0.0.1</text:p>
          </table:table-cell>
          <table:covered-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tadata extractor for Quanta TIFF files</text:p>
          </table:table-cell>
          <table:table-cell office:value-type="string" calcext:value-type="string">
            <text:p>2019-03-25T12:39:04.457-04: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 pipeline needed for python tests</text:p>
          </table:table-cell>
          <table:table-cell office:value-type="string" calcext:value-type="string">
            <text:p>2019-03-21T16:30:35.414-04: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proved calendar harvesting</text:p>
          </table:table-cell>
          <table:table-cell office:value-type="string" calcext:value-type="string">
            <text:p>2019-03-21T16:26:21.127-04: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pository backups</text:p>
          </table:table-cell>
          <table:table-cell office:value-type="string" calcext:value-type="string">
            <text:p>2019-03-14T16:06:16.506-04: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urther description of the functional purpose of a Dataset is missing</text:p>
          </table:table-cell>
          <table:table-cell office:value-type="string" calcext:value-type="string">
            <text:p>2019-03-13T13:56:36.633-04: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lk to Wil about synctoy - see wiki</text:p>
          </table:table-cell>
          <table:table-cell office:value-type="string" calcext:value-type="string">
            <text:p>2019-02-27T09:13:16.861-05: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How do you add tags in **REMOVED**</text:span>?</text:p>
          </table:table-cell>
          <table:table-cell office:value-type="string" calcext:value-type="string">
            <text:p>2019-02-27T09:11:21.333-05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plement auth configuration</text:p>
          </table:table-cell>
          <table:table-cell office:value-type="string" calcext:value-type="string">
            <text:p>2018-10-23T10:03:30.322-04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ceed supports LDAP or SAML?</text:p>
          </table:table-cell>
          <table:table-cell office:value-type="string" calcext:value-type="string">
            <text:p>2018-10-23T10:03:22.250-04: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fault metadata extractor not working for Quanta TIFF images</text:p>
          </table:table-cell>
          <table:table-cell office:value-type="string" calcext:value-type="string">
            <text:p>2018-07-06T10:51:44.814-04: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ssues with custom extractor for Titan file formats:</text:p>
          </table:table-cell>
          <table:table-cell office:value-type="string" calcext:value-type="string">
            <text:p>2018-07-02T16:05:13.539-04: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me TIF images show thumbnails, and other do not. None shows metadata.</text:p>
          </table:table-cell>
          <table:table-cell office:value-type="string" calcext:value-type="string">
            <text:p>2018-07-02T16:00:55.944-04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k Quanta users for permission related to **REMOVED**</text:p>
          </table:table-cell>
          <table:table-cell office:value-type="string" calcext:value-type="string">
            <text:p>2018-07-02T11:39:06.496-04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llow up with Dave Elbert</text:p>
          </table:table-cell>
          <table:table-cell office:value-type="string" calcext:value-type="string">
            <text:p>2018-06-07T09:44:24.132-04: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Hyperspy/**REMOVED**</text:span> demo - advertise within NIST</text:p>
          </table:table-cell>
          <table:table-cell office:value-type="string" calcext:value-type="string">
            <text:p>2018-06-07T09:44:11.925-04: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ckup **REMOVED**</text:p>
          </table:table-cell>
          <table:table-cell office:value-type="string" calcext:value-type="string">
            <text:p>2018-04-18T14:27:36.299-04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Plan **REMOVED**</text:span> Demo Use Case for April Meeting</text:p>
          </table:table-cell>
          <table:table-cell office:value-type="string" calcext:value-type="string">
            <text:p>2018-04-09T10:41:41.024-04: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M backup of **REMOVED**</text:p>
          </table:table-cell>
          <table:table-cell office:value-type="string" calcext:value-type="string">
            <text:p>2018-04-05T13:25:46.047-04: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ordinate activities between Rachel and Marcus for the week of Spring break</text:p>
          </table:table-cell>
          <table:table-cell office:value-type="string" calcext:value-type="string">
            <text:p>2018-03-27T10:23:04.528-04: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date **REMOVED** images</text:p>
          </table:table-cell>
          <table:table-cell office:value-type="string" calcext:value-type="string">
            <text:p>2018-03-27T10:10:44.931-04: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tainers share volumes with host</text:p>
          </table:table-cell>
          <table:table-cell office:value-type="string" calcext:value-type="string">
            <text:p>2018-03-27T10:10:19.845-04: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w many data products are on the Quanta?</text:p>
          </table:table-cell>
          <table:table-cell office:value-type="string" calcext:value-type="string">
            <text:p>2018-03-13T14:27:14.927-04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't figure out how to receive notifications</text:p>
          </table:table-cell>
          <table:table-cell office:value-type="string" calcext:value-type="string">
            <text:p>2018-02-28T15:39:34.142-05: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Who's who on the **REMOVED**</text:span> 4CeeD team?</text:p>
          </table:table-cell>
          <table:table-cell office:value-type="string" calcext:value-type="string">
            <text:p>2018-02-27T15:01:12.913-05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ke Katz OKs his data use for **REMOVED**</text:span> upload and demo</text:p>
          </table:table-cell>
          <table:table-cell office:value-type="string" calcext:value-type="string">
            <text:p>2018-02-27T14:24:17.301-05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**REMOVED**</text:span> Upload Day not Massive</text:p>
          </table:table-cell>
          <table:table-cell office:value-type="string" calcext:value-type="string">
            <text:p>2017-09-21T14:56:16.975-04:00</text:p>
          </table:table-cell>
        </table:table-row>
      </table:table>
      <table:table table:name="Version merges" table:style-name="ta1">
        <table:table-column table:style-name="co7" table:default-cell-style-name="Default"/>
        <table:table-column table:style-name="co8" table:default-cell-style-name="ce62"/>
        <table:table-column table:style-name="co8" table:default-cell-style-name="Default"/>
        <table:table-row table:style-name="ro1">
          <table:table-cell office:value-type="string" calcext:value-type="string">
            <text:p>0.0.1</text:p>
          </table:table-cell>
          <table:table-cell office:value-type="date" office:date-value="2019-03-26" calcext:value-type="date">
            <text:p>2019-03-26</text:p>
          </table:table-cell>
          <table:table-cell office:value-type="string" calcext:value-type="string">
            <text:p>527856b0b880de1a9df7062c7e1cd675de0920ac</text:p>
          </table:table-cell>
        </table:table-row>
        <table:table-row table:style-name="ro1">
          <table:table-cell office:value-type="string" calcext:value-type="string">
            <text:p>0.0.2 (unreleased)</text:p>
          </table:table-cell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82f1d2b7969a2baa5d4b213032095ba65f30721a</text:p>
          </table:table-cell>
        </table:table-row>
        <table:table-row table:style-name="ro1">
          <table:table-cell office:value-type="string" calcext:value-type="string">
            <text:p>0.0.9</text:p>
          </table:table-cell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6659700014da4b9cbe74856905fcfea50f3f187f</text:p>
          </table:table-cell>
        </table:table-row>
        <table:table-row table:style-name="ro1">
          <table:table-cell office:value-type="string" calcext:value-type="string">
            <text:p>1.0.1</text:p>
          </table:table-cell>
          <table:table-cell office:value-type="date" office:date-value="2021-09-15" calcext:value-type="date">
            <text:p>2021-09-15</text:p>
          </table:table-cell>
          <table:table-cell office:value-type="string" calcext:value-type="string">
            <text:p>cad48a91bcdd9a6a76b55a45f1b4a7fcd6bff273</text:p>
          </table:table-cell>
        </table:table-row>
        <table:table-row table:style-name="ro1">
          <table:table-cell office:value-type="string" calcext:value-type="string">
            <text:p>1.1.0</text:p>
          </table:table-cell>
          <table:table-cell office:value-type="date" office:date-value="2021-12-12" calcext:value-type="date">
            <text:p>2021-12-12</text:p>
          </table:table-cell>
          <table:table-cell office:value-type="string" calcext:value-type="string">
            <text:p>2118afd17f761db4ca64229f876a53ef46b2705e</text:p>
          </table:table-cell>
        </table:table-row>
        <table:table-row table:style-name="ro1">
          <table:table-cell office:value-type="string" calcext:value-type="string">
            <text:p>1.1.1</text:p>
          </table:table-cell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d8a5709e4098734b88290e8dabb8201b336fb474</text:p>
          </table:table-cell>
        </table:table-row>
        <table:table-row table:style-name="ro1">
          <table:table-cell office:value-type="string" calcext:value-type="string">
            <text:p>1.2.0</text:p>
          </table:table-cell>
          <table:table-cell office:value-type="date" office:date-value="2023-03-31" calcext:value-type="date">
            <text:p>2023-03-31</text:p>
          </table:table-cell>
          <table:table-cell office:value-type="string" calcext:value-type="string">
            <text:p>7484dcba37e683a819e11baa593e7bb17cda9c02</text:p>
          </table:table-cell>
        </table:table-row>
      </table:table>
      <table:named-expressions/>
      <table:database-ranges>
        <table:database-range table:name="__Anonymous_Sheet_DB__0" table:target-range-address="'Merge Requests'.A1:'Merge Requests'.C110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Issues.A1:Issues.C119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2:11:43.678862082</meta:creation-date>
    <dc:date>2023-04-25T17:43:15.931106210</dc:date>
    <meta:editing-duration>PT11H44M1S</meta:editing-duration>
    <meta:editing-cycles>3</meta:editing-cycles>
    <meta:generator>LibreOffice/7.4.6.2$Linux_X86_64 LibreOffice_project/40$Build-2</meta:generator>
    <meta:document-statistic meta:table-count="3" meta:cell-count="789" meta:object-count="0"/>
  </office:meta>
</office:document-meta>
</file>